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anthurida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ocentrida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acanthida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ranida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yprionida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ogonida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anida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lynemid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rid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rourida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proida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eida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mpherida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croramphosida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terosteida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listida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stulariida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nocanthida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dontida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straciida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arhichadida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oarcida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ichaeida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lenniida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corpaenida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ttida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obi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10T18:19:38.847084082</dc:date>
    <meta:editing-duration>P1DT6H56M37S</meta:editing-duration>
    <meta:editing-cycles>38</meta:editing-cycles>
    <meta:generator>LibreOffice/7.3.7.2$Linux_X86_64 LibreOffice_project/30$Build-2</meta:generator>
    <meta:document-statistic meta:table-count="1" meta:cell-count="172" meta:object-count="0"/>
  </office:meta>
</office:document-meta>
</file>